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10ca0f" officeooo:paragraph-rsid="0010ca0f"/>
    </style:style>
    <style:style style:name="fr1" style:family="graphic" style:parent-style-name="Formula">
      <style:graphic-properties style:vertical-pos="from-top" style:horizontal-pos="from-left" style:horizontal-rel="paragraph-content" draw:visible-area-left="0cm" draw:visible-area-top="0cm" draw:visible-area-width="10cm" draw:visible-area-height="10cm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ject7" text:anchor-type="as-char" svg:y="-0.379cm" svg:width="3.528cm" svg:height="0.471cm" draw:z-index="0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los Vajna</meta:initial-creator>
    <meta:creation-date>2025-11-24T15:17:03.399499580</meta:creation-date>
    <dc:date>2025-11-24T15:17:13.477864317</dc:date>
    <dc:creator>Miklos Vajna</dc:creator>
    <meta:editing-duration>PT10S</meta:editing-duration>
    <meta:editing-cycles>1</meta:editing-cycles>
    <meta:document-statistic meta:table-count="0" meta:image-count="0" meta:object-count="1" meta:page-count="1" meta:paragraph-count="1" meta:word-count="1" meta:character-count="1" meta:non-whitespace-character-count="1"/>
    <meta:generator>Collabora_Office/25.04.8.20251121$Linux_X86_64 LibreOffice_project/f6000c399cae395515e1f74fd01c3a26cb4bc149</meta:generator>
  </office:meta>
</office:document-meta>
</file>